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mbria Math" svg:font-family="'Cambria Math'"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marker-end="Arrowheads_20_1" draw:marker-end-width="0.3cm" draw:fill="none" draw:textarea-vertical-align="middle"/>
    </style:style>
    <style:style style:name="gr2" style:family="graphic" style:parent-style-name="objectwithoutfill">
      <style:graphic-properties draw:marker-end="Arrowheads_20_2" draw:marker-end-width="0.3cm" draw:fill="none" draw:textarea-vertical-align="middle"/>
    </style:style>
    <style:style style:name="gr3" style:family="graphic" style:parent-style-name="objectwithoutfill">
      <style:graphic-properties draw:marker-end="Arrowheads_20_3" draw:marker-end-width="0.3cm" draw:fill="none" draw:textarea-vertical-align="middle"/>
    </style:style>
    <style:style style:name="gr4" style:family="graphic" style:parent-style-name="standard">
      <style:graphic-properties draw:stroke="none" svg:stroke-color="#000000" draw:fill="none" draw:fill-color="#ffffff" fo:min-height="0.227cm"/>
      <style:paragraph-properties style:writing-mode="lr-tb"/>
    </style:style>
    <style:style style:name="gr5"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paragraph-properties style:writing-mode="lr-tb"/>
    </style:style>
    <style:style style:name="gr6" style:family="graphic" style:parent-style-name="objectwithoutfill">
      <style:graphic-properties draw:stroke="dash" draw:stroke-dash="Long_20_Dash_20__28_Rounded_29_" svg:stroke-linecap="round" draw:fill="none" draw:textarea-vertical-align="middle"/>
    </style:style>
    <style:style style:name="P1" style:family="paragraph">
      <loext:graphic-properties draw:fill="none"/>
      <style:paragraph-properties fo:text-align="center"/>
    </style:style>
    <style:style style:name="P2" style:family="paragraph">
      <style:text-properties style:font-name="Cambria Math" fo:font-size="11pt" style:font-size-asian="11pt" style:font-size-complex="11pt"/>
    </style:style>
    <style:style style:name="P3" style:family="paragraph">
      <loext:graphic-properties draw:fill="none" draw:fill-color="#ffffff"/>
      <style:text-properties style:font-name="Cambria Math" fo:font-size="11pt" style:font-size-asian="11pt" style:font-size-complex="11pt"/>
    </style:style>
    <style:style style:name="P4" style:family="paragraph">
      <loext:graphic-properties draw:fill="solid" draw:fill-color="#000000"/>
      <style:paragraph-properties fo:text-align="center"/>
      <style:text-properties fo:color="#000000" loext:opacity="100%" loext:color-lum-mod="100%" loext:color-lum-off="0%" style:text-outline="false" style:text-line-through-style="none" style:text-line-through-type="none" style:font-name="OpenSymbol" fo:font-size="10.8999996185303pt" fo:font-style="normal" fo:text-shadow="none" style:text-underline-style="none" fo:font-weight="normal" style:text-underline-mode="continuous" style:text-overline-mode="continuous" style:text-line-through-mode="continuous" style:font-name-asian="OpenSymbol" style:font-size-asian="10.8999996185303pt" style:font-name-complex="OpenSymbol" style:font-size-complex="10.8999996185303pt" style:text-scale="100%" style:text-overline-style="none" style:text-overline-color="font-color"/>
    </style:style>
    <style:style style:name="P5" style:family="paragraph">
      <loext:graphic-properties draw:fill="solid" draw:fill-color="#000000"/>
      <style:paragraph-properties fo:text-align="center"/>
      <style:text-properties fo:color="#000000" loext:opacity="100%" loext:color-lum-mod="100%" loext:color-lum-off="0%" style:text-outline="false" style:text-line-through-style="none" style:text-line-through-type="none" style:font-name="Liberation Serif" fo:font-size="10.8999996185303pt" fo:font-style="normal" fo:text-shadow="none" style:text-underline-style="none" fo:font-weight="normal" style:text-underline-mode="continuous" style:text-overline-mode="continuous" style:text-line-through-mode="continuous" style:font-name-asian="Liberation Serif" style:font-size-asian="10.8999996185303pt" style:font-name-complex="Liberation Serif" style:font-size-complex="10.8999996185303pt" style:text-scale="100%" style:text-overline-style="none" style:text-overline-color="font-color"/>
    </style:style>
    <style:style style:name="P6" style:family="paragraph">
      <style:text-properties style:font-name="Cambria Math" fo:font-size="11pt" fo:font-style="normal" style:font-size-asian="11pt" style:font-style-asian="normal" style:font-size-complex="11pt" style:font-style-complex="normal"/>
    </style:style>
    <style:style style:name="P7" style:family="paragraph">
      <loext:graphic-properties draw:fill="none" draw:fill-color="#ffffff"/>
      <style:text-properties style:font-name="Cambria Math" fo:font-size="11pt" fo:font-style="normal" style:font-size-asian="11pt" style:font-style-asian="normal" style:font-size-complex="11pt" style:font-style-complex="normal"/>
    </style:style>
    <style:style style:name="T1"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54cm" svg:y1="4.81cm" svg:x2="7.985cm" svg:y2="3.54cm">
          <text:p/>
        </draw:line>
        <draw:line draw:style-name="gr2" draw:text-style-name="P1" draw:layer="layout" svg:x1="7.985cm" svg:y1="3.54cm" svg:x2="7.35cm" svg:y2="7.985cm">
          <text:p/>
        </draw:line>
        <draw:line draw:style-name="gr3" draw:text-style-name="P1" draw:layer="layout" svg:x1="7.35cm" svg:y1="7.985cm" svg:x2="3.54cm" svg:y2="4.81cm">
          <text:p/>
        </draw:line>
        <draw:frame draw:style-name="gr4" draw:text-style-name="P3" draw:layer="layout" svg:width="0.635cm" svg:height="0.641cm" svg:x="2.905cm" svg:y="4.492cm">
          <draw:text-box>
            <text:p text:style-name="P2">0</text:p>
          </draw:text-box>
        </draw:frame>
        <draw:frame draw:style-name="gr4" draw:text-style-name="P3" draw:layer="layout" svg:width="0.635cm" svg:height="0.641cm" svg:x="7.826cm" svg:y="3.063cm">
          <draw:text-box>
            <text:p text:style-name="P2">1</text:p>
          </draw:text-box>
        </draw:frame>
        <draw:frame draw:style-name="gr4" draw:text-style-name="P3" draw:layer="layout" svg:width="0.635cm" svg:height="0.641cm" svg:x="7.032cm" svg:y="7.979cm">
          <draw:text-box>
            <text:p text:style-name="P2">2</text:p>
          </draw:text-box>
        </draw:frame>
        <draw:g>
          <draw:polygon draw:style-name="gr5" draw:text-style-name="P4" draw:layer="layout" svg:width="0.34cm" svg:height="0.048cm" svg:x="5.078cm" svg:y="6.574cm" svg:viewBox="0 0 341 49" draw:points="0,49 0,28 216,28 201,0 341,49">
            <text:p/>
          </draw:polygon>
          <draw:polygon draw:style-name="gr5" draw:text-style-name="P5" draw:layer="layout" svg:width="0.155cm" svg:height="0.255cm" svg:x="5.077cm" svg:y="6.668cm" svg:viewBox="0 0 156 256" draw:points="156,256 0,256 0,228 35,196 51,182 65,170 76,158 85,148 89,144 93,139 96,135 99,130 102,125 104,120 106,116 108,111 110,106 111,101 113,95 114,90 114,84 115,78 115,72 115,66 115,60 115,55 114,49 112,45 111,40 110,38 109,36 108,34 107,32 105,30 104,29 103,27 101,26 99,24 98,23 96,22 94,21 92,20 89,19 87,18 84,18 79,17 73,16 67,16 65,16 62,16 60,16 57,17 52,18 47,19 41,20 37,22 34,23 32,24 30,25 28,26 21,57 9,57 9,8 25,5 41,2 55,1 61,0 67,0 77,0 87,1 96,2 104,4 112,7 118,10 122,11 125,13 128,15 130,17 133,19 135,22 137,24 139,27 141,29 143,32 145,35 146,38 147,41 148,44 149,48 150,51 151,58 151,66 151,71 151,77 150,82 149,87 148,92 147,96 145,101 143,106 141,111 138,115 136,120 132,125 129,129 126,134 122,139 118,143 108,154 95,166 79,180 61,195 25,227 156,227">
            <text:p/>
          </draw:polygon>
          <draw:path draw:style-name="gr5" draw:text-style-name="P5" draw:layer="layout" svg:width="0.164cm" svg:height="0.26cm" svg:x="5.27cm" svg:y="6.667cm" svg:viewBox="0 0 165 261" svg:d="M165 130l-1 30-2 14-2 13-3 12-4 11-4 9-5 9-5 8-7 7-6 5-8 5-8 3-9 3-9 1-11 1h-5l-4-1h-5l-5-1-4-1-4-2-4-1-4-2-4-3-3-2-4-3-3-3-3-3-3-4-3-4-2-4-3-4-2-4-4-10-4-11-3-12-2-13-2-13-1-15v-15-16l1-14 2-13 2-13 3-12 4-10 4-10 5-9 2-4 3-3 3-4 3-3 3-3 4-3 4-2 3-3 4-2 5-1 4-2 4-1 5-1h5l5-1h5 5l5 1h4l5 1 4 1 4 2 5 1 3 2 4 2 4 3 3 3 4 3 3 3 3 3 3 4 2 4 3 4 2 5 4 9 4 11 3 12 2 12 2 14 1 14zM130 129l-1-28v-12l-2-12-1-10-2-10-3-8-2-7-2-3-2-3-1-3-2-3-2-2-2-3-2-2-3-1-2-2-2-1-3-1-3-1-2-1-3-1h-3-4-3-3l-2 1-3 1h-3l-2 2-3 1-2 1-2 2-2 2-2 2-2 2-2 3-1 2-2 3-1 3-3 7-2 8-2 10-1 10-1 12-1 13-1 29 1 30 1 13 1 12 1 11 2 9 2 9 3 7 1 3 2 3 2 3 1 2 2 3 2 2 2 2 2 1 3 2 2 1 3 1 2 1 3 1 3 1h2 3 4 3l2-1 3-1 3-1 2-1 3-1 2-2 2-2 3-2 2-2 2-2 1-3 2-3 2-3 1-3 3-8 3-8 2-10 1-10 1-12 1-13z">
            <text:p/>
          </draw:path>
        </draw:g>
        <draw:g>
          <draw:polygon draw:style-name="gr5" draw:text-style-name="P4" draw:layer="layout" svg:width="0.331cm" svg:height="0.048cm" svg:x="5.48cm" svg:y="3.741cm" svg:viewBox="0 0 332 49" draw:points="0,49 0,28 210,28 196,0 332,49">
            <text:p/>
          </draw:polygon>
          <draw:path draw:style-name="gr5" draw:text-style-name="P5" draw:layer="layout" svg:width="0.164cm" svg:height="0.26cm" svg:x="5.478cm" svg:y="3.834cm" svg:viewBox="0 0 165 261" svg:d="M165 130l-1 30-2 14-2 13-3 12-4 11-4 9-5 9-5 8-7 7-6 5-8 5-8 3-9 3-9 1-11 1h-5l-4-1h-5l-5-1-4-1-4-2-4-1-4-2-4-3-3-2-4-3-3-3-3-3-3-4-3-4-2-4-3-4-2-4-4-10-4-11-3-12-2-13-2-13-1-15v-15-16l1-14 2-13 2-13 3-12 4-10 4-10 5-9 2-4 3-3 3-4 3-3 3-3 4-3 4-2 3-3 4-2 5-1 4-2 4-1 5-1h5l5-1h5 5l5 1h4l5 1 4 1 4 2 5 1 3 2 4 2 4 3 3 3 4 3 3 3 3 3 3 4 2 4 3 4 2 5 4 9 4 11 3 12 2 12 2 14 1 14zM130 129l-1-28v-12l-2-12-1-10-2-10-3-8-2-7-2-3-2-3-1-3-2-3-2-2-2-3-2-2-3-1-2-2-2-1-3-1-3-1-2-1-3-1h-3-4-3-3l-2 1-3 1h-3l-2 2-3 1-2 1-2 2-2 2-2 2-2 2-2 3-1 2-2 3-1 3-3 7-2 8-2 10-1 10-1 12-1 13-1 29 1 30 1 13 1 12 1 11 2 9 2 9 3 7 1 3 2 3 2 3 1 2 2 3 2 2 2 2 2 1 3 2 2 1 3 1 2 1 3 1 3 1h2 3 4 3l2-1 3-1 3-1 2-1 3-1 2-2 2-2 3-2 2-2 2-2 1-3 2-3 2-3 1-3 3-8 3-8 2-10 1-10 1-12 1-13z">
            <text:p/>
          </draw:path>
          <draw:polygon draw:style-name="gr5" draw:text-style-name="P5" draw:layer="layout" svg:width="0.136cm" svg:height="0.254cm" svg:x="5.692cm" svg:y="3.836cm" svg:viewBox="0 0 137 255" draw:points="85,240 137,245 137,255 0,255 0,245 52,240 52,34 1,52 1,42 75,0 85,0">
            <text:p/>
          </draw:polygon>
        </draw:g>
        <draw:g>
          <draw:polygon draw:style-name="gr5" draw:text-style-name="P4" draw:layer="layout" svg:width="0.328cm" svg:height="0.048cm" svg:x="7.861cm" svg:y="5.646cm" svg:viewBox="0 0 329 49" draw:points="0,49 0,28 208,28 194,0 329,49">
            <text:p/>
          </draw:polygon>
          <draw:polygon draw:style-name="gr5" draw:text-style-name="P5" draw:layer="layout" svg:width="0.136cm" svg:height="0.254cm" svg:x="7.86cm" svg:y="5.741cm" svg:viewBox="0 0 137 255" draw:points="85,240 137,245 137,255 0,255 0,245 52,240 52,34 1,52 1,42 75,0 85,0">
            <text:p/>
          </draw:polygon>
          <draw:polygon draw:style-name="gr5" draw:text-style-name="P5" draw:layer="layout" svg:width="0.155cm" svg:height="0.255cm" svg:x="8.038cm" svg:y="5.74cm" svg:viewBox="0 0 156 256" draw:points="156,256 0,256 0,228 35,196 51,182 65,170 76,158 85,148 89,144 93,139 96,135 99,130 102,125 104,120 106,116 108,111 110,106 111,101 113,95 114,90 114,84 115,78 115,72 115,66 115,60 115,55 114,49 112,45 111,40 110,38 109,36 108,34 107,32 105,30 104,29 103,27 101,26 99,24 98,23 96,22 94,21 92,20 89,19 87,18 84,18 79,17 73,16 67,16 65,16 62,16 60,16 57,17 52,18 47,19 41,20 37,22 34,23 32,24 30,25 28,26 21,57 9,57 9,8 25,5 41,2 55,1 61,0 67,0 77,0 87,1 96,2 104,4 112,7 118,10 122,11 125,13 128,15 130,17 133,19 135,22 137,24 139,27 141,29 143,32 145,35 146,38 147,41 148,44 149,48 150,51 151,58 151,66 151,71 151,77 150,82 149,87 148,92 147,96 145,101 143,106 141,111 138,115 136,120 132,125 129,129 126,134 122,139 118,143 108,154 95,166 79,180 61,195 25,227 156,227">
            <text:p/>
          </draw:polygon>
        </draw:g>
        <draw:line draw:style-name="gr1" draw:text-style-name="P1" draw:layer="layout" svg:x1="3.54cm" svg:y1="12.112cm" svg:x2="7.985cm" svg:y2="10.842cm">
          <text:p/>
        </draw:line>
        <draw:line draw:style-name="gr2" draw:text-style-name="P1" draw:layer="layout" svg:x1="7.985cm" svg:y1="10.842cm" svg:x2="7.35cm" svg:y2="15.287cm">
          <text:p/>
        </draw:line>
        <draw:line draw:style-name="gr3" draw:text-style-name="P1" draw:layer="layout" svg:x1="7.35cm" svg:y1="15.287cm" svg:x2="3.54cm" svg:y2="12.112cm">
          <text:p/>
        </draw:line>
        <draw:frame draw:style-name="gr4" draw:text-style-name="P3" draw:layer="layout" svg:width="0.635cm" svg:height="0.641cm" svg:x="2.905cm" svg:y="11.794cm">
          <draw:text-box>
            <text:p text:style-name="P2">0</text:p>
          </draw:text-box>
        </draw:frame>
        <draw:frame draw:style-name="gr4" draw:text-style-name="P3" draw:layer="layout" svg:width="0.635cm" svg:height="0.641cm" svg:x="7.826cm" svg:y="10.365cm">
          <draw:text-box>
            <text:p text:style-name="P2">1</text:p>
          </draw:text-box>
        </draw:frame>
        <draw:frame draw:style-name="gr4" draw:text-style-name="P3" draw:layer="layout" svg:width="0.635cm" svg:height="0.641cm" svg:x="7.032cm" svg:y="15.281cm">
          <draw:text-box>
            <text:p text:style-name="P2">2</text:p>
          </draw:text-box>
        </draw:frame>
        <draw:frame draw:style-name="gr4" draw:text-style-name="P7" draw:layer="layout" svg:width="0.635cm" svg:height="0.641cm" svg:x="5.603cm" svg:y="12.588cm">
          <draw:text-box>
            <text:p text:style-name="P6"><text:span text:style-name="T1">P</text:span></text:p>
          </draw:text-box>
        </draw:frame>
        <draw:line draw:style-name="gr6" draw:text-style-name="P1" draw:layer="layout" svg:x1="6.238cm" svg:y1="12.588cm" svg:x2="3.54cm" svg:y2="12.112cm">
          <text:p/>
        </draw:line>
        <draw:line draw:style-name="gr6" draw:text-style-name="P1" draw:layer="layout" svg:x1="6.238cm" svg:y1="12.588cm" svg:x2="7.985cm" svg:y2="10.842cm">
          <text:p/>
        </draw:line>
        <draw:line draw:style-name="gr6" draw:text-style-name="P1" draw:layer="layout" svg:x1="6.238cm" svg:y1="12.588cm" svg:x2="7.35cm" svg:y2="15.287cm">
          <text:p/>
        </draw:line>
        <draw:g>
          <draw:polygon draw:style-name="gr5" draw:text-style-name="P4" draw:layer="layout" svg:width="0.34cm" svg:height="0.048cm" svg:x="5.027cm" svg:y="13.834cm" svg:viewBox="0 0 341 49" draw:points="0,49 0,28 216,28 201,0 341,49">
            <text:p/>
          </draw:polygon>
          <draw:polygon draw:style-name="gr5" draw:text-style-name="P5" draw:layer="layout" svg:width="0.155cm" svg:height="0.255cm" svg:x="5.026cm" svg:y="13.928cm" svg:viewBox="0 0 156 256" draw:points="156,256 0,256 0,228 35,196 51,182 65,170 76,158 85,148 89,144 93,139 96,135 99,130 102,125 104,120 106,116 108,111 110,106 111,101 113,95 114,90 114,84 115,78 115,72 115,66 115,60 115,55 114,49 112,45 111,40 110,38 109,36 108,34 107,32 105,30 104,29 103,27 101,26 99,24 98,23 96,22 94,21 92,20 89,19 87,18 84,18 79,17 73,16 67,16 65,16 62,16 60,16 57,17 52,18 47,19 41,20 37,22 34,23 32,24 30,25 28,26 21,57 9,57 9,8 25,5 41,2 55,1 61,0 67,0 77,0 87,1 96,2 104,4 112,7 118,10 122,11 125,13 128,15 130,17 133,19 135,22 137,24 139,27 141,29 143,32 145,35 146,38 147,41 148,44 149,48 150,51 151,58 151,66 151,71 151,77 150,82 149,87 148,92 147,96 145,101 143,106 141,111 138,115 136,120 132,125 129,129 126,134 122,139 118,143 108,154 95,166 79,180 61,195 25,227 156,227">
            <text:p/>
          </draw:polygon>
          <draw:path draw:style-name="gr5" draw:text-style-name="P5" draw:layer="layout" svg:width="0.164cm" svg:height="0.26cm" svg:x="5.219cm" svg:y="13.927cm" svg:viewBox="0 0 165 261" svg:d="M165 130l-1 30-2 14-2 13-3 12-4 11-4 9-5 9-5 8-7 7-6 5-8 5-8 3-9 3-9 1-11 1h-5l-4-1h-5l-5-1-4-1-4-2-4-1-4-2-4-3-3-2-4-3-3-3-3-3-3-4-3-4-2-4-3-4-2-4-4-10-4-11-3-12-2-13-2-13-1-15v-15-16l1-14 2-13 2-13 3-12 4-10 4-10 5-9 2-4 3-3 3-4 3-3 3-3 4-3 4-2 3-3 4-2 5-1 4-2 4-1 5-1h5l5-1h5 5l5 1h4l5 1 4 1 4 2 5 1 3 2 4 2 4 3 3 3 4 3 3 3 3 3 3 4 2 4 3 4 2 5 4 9 4 11 3 12 2 12 2 14 1 14zM130 129l-1-28v-12l-2-12-1-10-2-10-3-8-2-7-2-3-2-3-1-3-2-3-2-2-2-3-2-2-3-1-2-2-2-1-3-1-3-1-2-1-3-1h-3-4-3-3l-2 1-3 1h-3l-2 2-3 1-2 1-2 2-2 2-2 2-2 2-2 3-1 2-2 3-1 3-3 7-2 8-2 10-1 10-1 12-1 13-1 29 1 30 1 13 1 12 1 11 2 9 2 9 3 7 1 3 2 3 2 3 1 2 2 3 2 2 2 2 2 1 3 2 2 1 3 1 2 1 3 1 3 1h2 3 4 3l2-1 3-1 3-1 2-1 3-1 2-2 2-2 3-2 2-2 2-2 1-3 2-3 2-3 1-3 3-8 3-8 2-10 1-10 1-12 1-13z">
            <text:p/>
          </draw:path>
        </draw:g>
        <draw:g>
          <draw:polygon draw:style-name="gr5" draw:text-style-name="P4" draw:layer="layout" svg:width="0.331cm" svg:height="0.048cm" svg:x="5.429cm" svg:y="11.001cm" svg:viewBox="0 0 332 49" draw:points="0,49 0,28 210,28 196,0 332,49">
            <text:p/>
          </draw:polygon>
          <draw:path draw:style-name="gr5" draw:text-style-name="P5" draw:layer="layout" svg:width="0.164cm" svg:height="0.26cm" svg:x="5.427cm" svg:y="11.094cm" svg:viewBox="0 0 165 261" svg:d="M165 130l-1 30-2 14-2 13-3 12-4 11-4 9-5 9-5 8-7 7-6 5-8 5-8 3-9 3-9 1-11 1h-5l-4-1h-5l-5-1-4-1-4-2-4-1-4-2-4-3-3-2-4-3-3-3-3-3-3-4-3-4-2-4-3-4-2-4-4-10-4-11-3-12-2-13-2-13-1-15v-15-16l1-14 2-13 2-13 3-12 4-10 4-10 5-9 2-4 3-3 3-4 3-3 3-3 4-3 4-2 3-3 4-2 5-1 4-2 4-1 5-1h5l5-1h5 5l5 1h4l5 1 4 1 4 2 5 1 3 2 4 2 4 3 3 3 4 3 3 3 3 3 3 4 2 4 3 4 2 5 4 9 4 11 3 12 2 12 2 14 1 14zM130 129l-1-28v-12l-2-12-1-10-2-10-3-8-2-7-2-3-2-3-1-3-2-3-2-2-2-3-2-2-3-1-2-2-2-1-3-1-3-1-2-1-3-1h-3-4-3-3l-2 1-3 1h-3l-2 2-3 1-2 1-2 2-2 2-2 2-2 2-2 3-1 2-2 3-1 3-3 7-2 8-2 10-1 10-1 12-1 13-1 29 1 30 1 13 1 12 1 11 2 9 2 9 3 7 1 3 2 3 2 3 1 2 2 3 2 2 2 2 2 1 3 2 2 1 3 1 2 1 3 1 3 1h2 3 4 3l2-1 3-1 3-1 2-1 3-1 2-2 2-2 3-2 2-2 2-2 1-3 2-3 2-3 1-3 3-8 3-8 2-10 1-10 1-12 1-13z">
            <text:p/>
          </draw:path>
          <draw:polygon draw:style-name="gr5" draw:text-style-name="P5" draw:layer="layout" svg:width="0.136cm" svg:height="0.254cm" svg:x="5.641cm" svg:y="11.096cm" svg:viewBox="0 0 137 255" draw:points="85,240 137,245 137,255 0,255 0,245 52,240 52,34 1,52 1,42 75,0 85,0">
            <text:p/>
          </draw:polygon>
        </draw:g>
        <draw:g>
          <draw:polygon draw:style-name="gr5" draw:text-style-name="P4" draw:layer="layout" svg:width="0.328cm" svg:height="0.048cm" svg:x="7.81cm" svg:y="12.906cm" svg:viewBox="0 0 329 49" draw:points="0,49 0,28 208,28 194,0 329,49">
            <text:p/>
          </draw:polygon>
          <draw:polygon draw:style-name="gr5" draw:text-style-name="P5" draw:layer="layout" svg:width="0.136cm" svg:height="0.254cm" svg:x="7.809cm" svg:y="13.001cm" svg:viewBox="0 0 137 255" draw:points="85,240 137,245 137,255 0,255 0,245 52,240 52,34 1,52 1,42 75,0 85,0">
            <text:p/>
          </draw:polygon>
          <draw:polygon draw:style-name="gr5" draw:text-style-name="P5" draw:layer="layout" svg:width="0.155cm" svg:height="0.255cm" svg:x="7.987cm" svg:y="13cm" svg:viewBox="0 0 156 256" draw:points="156,256 0,256 0,228 35,196 51,182 65,170 76,158 85,148 89,144 93,139 96,135 99,130 102,125 104,120 106,116 108,111 110,106 111,101 113,95 114,90 114,84 115,78 115,72 115,66 115,60 115,55 114,49 112,45 111,40 110,38 109,36 108,34 107,32 105,30 104,29 103,27 101,26 99,24 98,23 96,22 94,21 92,20 89,19 87,18 84,18 79,17 73,16 67,16 65,16 62,16 60,16 57,17 52,18 47,19 41,20 37,22 34,23 32,24 30,25 28,26 21,57 9,57 9,8 25,5 41,2 55,1 61,0 67,0 77,0 87,1 96,2 104,4 112,7 118,10 122,11 125,13 128,15 130,17 133,19 135,22 137,24 139,27 141,29 143,32 145,35 146,38 147,41 148,44 149,48 150,51 151,58 151,66 151,71 151,77 150,82 149,87 148,92 147,96 145,101 143,106 141,111 138,115 136,120 132,125 129,129 126,134 122,139 118,143 108,154 95,166 79,180 61,195 25,227 156,227">
            <text:p/>
          </draw:polygon>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mbria Math" svg:font-family="'Cambria Math'"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2-01T11:47:25.788000000</meta:creation-date>
    <dc:date>2023-12-01T12:23:45.410000000</dc:date>
    <meta:editing-duration>PT33M49S</meta:editing-duration>
    <meta:editing-cycles>2</meta:editing-cycles>
    <meta:generator>LibreOffice/7.4.0.3$Windows_X86_64 LibreOffice_project/f85e47c08ddd19c015c0114a68350214f7066f5a</meta:generator>
    <meta:document-statistic meta:object-count="40"/>
  </office:meta>
</office:document-meta>
</file>